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1D00000018806C0DB04412B68D.png" manifest:media-type="image/png"/>
  <manifest:file-entry manifest:full-path="Pictures/1000020100000018000000183201CA32AC580564.png" manifest:media-type="image/png"/>
  <manifest:file-entry manifest:full-path="Pictures/100002010000001E000000221A149A1D976385EE.png" manifest:media-type="image/png"/>
  <manifest:file-entry manifest:full-path="Pictures/1000020100000014000000149C1719DA56FEA08A.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Verdana" svg:font-family="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lgun Gothic Semilight" svg:font-family="'Malgun Gothic Semi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center" style:justify-single-word="false" fo:orphans="2" fo:widows="2" fo:text-indent="0cm" style:auto-text-indent="false"/>
      <style:text-properties style:font-name="Malgun Gothic Semilight" fo:font-size="15pt" fo:font-style="normal" style:text-underline-style="none" style:font-size-asian="15pt" style:font-style-asian="normal" style:font-size-complex="15pt" style:font-style-complex="normal"/>
    </style:style>
    <style:style style:name="T1" style:family="text">
      <style:text-properties fo:color="#191919" style:font-name="Verdana" fo:font-size="7.19999980926514pt" fo:letter-spacing="normal" fo:font-style="italic" fo:font-weight="normal"/>
    </style:style>
    <style:style style:name="T2" style:family="text">
      <style:text-properties fo:color="#191919" fo:font-size="7.19999980926514pt" fo:letter-spacing="normal" fo:font-style="italic" fo:font-weight="normal"/>
    </style:style>
    <style:style style:name="T3" style:family="text">
      <style:text-properties fo:color="#191919" fo:letter-spacing="normal" fo:font-style="italic" fo:font-weight="normal"/>
    </style:style>
    <style:style style:name="T4" style:family="text">
      <style:text-properties fo:color="#191919" fo:letter-spacing="normal" fo:font-weight="normal"/>
    </style:style>
    <style:style style:name="fr1" style:family="graphic" style:parent-style-name="Graphics">
      <style:graphic-properties fo:margin-left="0.021cm" fo:margin-right="0.021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Bon enfaite c'est simple, et en plus vous allez surement vous amusez en cherchant vos victimes </text:span><draw:frame draw:style-name="fr1" draw:name="Image1" text:anchor-type="as-char" svg:width="1.021cm" svg:height="0.847cm" draw:z-index="0"><draw:image xlink:href="Pictures/100002010000001D00000018806C0DB04412B68D.png" xlink:type="simple" xlink:show="embed" xlink:actuate="onLoad" loext:mime-type="image/png"/><svg:title>:troll:</svg:title></draw:frame><text:line-break/><text:span text:style-name="T4">Va falloir aller sur des sites pornos FR, ( ou autre si vous gérer l'anglais ) et vous crée un compte (gratuit bien sur suffit)</text:span><text:line-break/><text:span text:style-name="T4">Ensuite vous allez checker les vidéos les plus connues/appréciées ou les dernières mises en ligne ( pas de vidéos amateurs filmés avec un tel de merde) </text:span><draw:frame draw:style-name="fr1" draw:name="Image2" text:anchor-type="as-char" svg:width="0.508cm" svg:height="0.508cm" draw:z-index="1"><draw:image xlink:href="Pictures/1000020100000018000000183201CA32AC580564.png" xlink:type="simple" xlink:show="embed" xlink:actuate="onLoad" loext:mime-type="image/png"/><svg:title>:falol:</svg:title></draw:frame><text:line-break/><text:span text:style-name="T4">Et vous allez postés des commentaire de plusieurs types :</text:span><text:line-break/><text:span text:style-name="T4">-Soit du genre avec un numéro Surtaxés ou faut envoyé un sms pour recevoir photo ( rigolez mais ça marche encore cette merde )</text:span><text:line-break/><text:span text:style-name="T4">-Ou bien vous crée un skype, plus facile pour fake cam, et vous laissez un com du genre 'ajoutez moi pour cam sexy" sans parler de payer ça vous fera plus d'ajouts.</text:span><text:line-break/><text:span text:style-name="T4">-Ou alors si vous avez la foix ou un template "rejoingnez moi sur mon site"</text:span><text:line-break/><text:span text:style-name="T4">-Après libre a votre imagination</text:span><text:line-break/><text:span text:style-name="T4">Ensuite attendez simplement l'arrivée de vos victime </text:span><draw:frame draw:style-name="fr1" draw:name="Image3" text:anchor-type="as-char" svg:width="1.058cm" svg:height="1.199cm" draw:z-index="2"><draw:image xlink:href="Pictures/100002010000001E000000221A149A1D976385EE.png" xlink:type="simple" xlink:show="embed" xlink:actuate="onLoad" loext:mime-type="image/png"/><svg:title>:juif:</svg:title></draw:frame><text:line-break/><text:line-break/><text:span text:style-name="T4">Petit rappel (skype principalement) :</text:span><text:line-break/><text:span text:style-name="T4">.Faites envier la personne, commencez par des photos gratuites pas trop dénudés, puis augmentez petit a petit dans la nudité, et enfin demandez payer pour tout nue / caméra sexy</text:span><text:line-break/><text:span text:style-name="T4">.Payement : btc / paypal avec compte secondaire car il peut . / payesafecard / starpass/allopass... tout </text:span><draw:frame draw:style-name="fr1" draw:name="Image4" text:anchor-type="as-char" svg:width="0.706cm" svg:height="0.706cm" draw:z-index="3"><draw:image xlink:href="Pictures/1000020100000014000000149C1719DA56FEA08A.png" xlink:type="simple" xlink:show="embed" xlink:actuate="onLoad" loext:mime-type="image/png"/><svg:title>:ih:</svg:title></draw:frame><text:line-break/><text:span text:style-name="T4">.Si il veut pas payer y'a une astuce qui marche rarement mais bon si ca marche vous etes payés, vous faites un faux scan de cni en montrant que vous êtes mineur puis lui demande des sous car vous avez des screen de lui en message sexualité sur mineur chepa quoi</text:span><text:line-break/><text:line-break/><text:span text:style-name="T4">Bref j'suis pas un pro ewhoring j'attend l'avis des pro si il peuvent aider a up ce post</text:span><text:line-break/><text:span text:style-name="T4">like </text:span>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Verdana" svg:font-family="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lgun Gothic Semilight" svg:font-family="'Malgun Gothic Semi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19-09-28T18:10:01.132000000</dc:date>
    <meta:editing-duration>PT25S</meta:editing-duration>
    <meta:editing-cycles>1</meta:editing-cycles>
    <meta:document-statistic meta:table-count="0" meta:image-count="4" meta:object-count="0" meta:page-count="1" meta:paragraph-count="1" meta:word-count="282" meta:character-count="1571" meta:non-whitespace-character-count="1282"/>
  </office:meta>
</office:document-meta>
</file>